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" svg:font-family="cmmi10" style:font-pitch="variable"/>
    <style:font-face style:name="cmmi101" svg:font-family="cmmi10" style:font-adornments="Italic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svg:stroke-color="#000000" draw:marker-end="Arrowheads_20_1" draw:fill="solid" draw:fill-color="#ffffcc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stroke="none" draw:fill="solid" draw:fill-color="#66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66ff66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solid" draw:fill-color="#ffcccc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draw:stroke="none" draw:fill="none" fo:min-height="0.385cm"/>
    </style:style>
    <style:style style:name="gr9" style:family="graphic" style:parent-style-name="standard">
      <style:graphic-properties draw:stroke="none" draw:fill="solid" draw:fill-color="#ff99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color="#000000" draw:marker-end="Arrowheads_20_1" draw:fill="none" draw:fill-color="#eeeeee" draw:opacity="100%" draw:textarea-horizontal-align="justify" draw:textarea-vertical-align="middle" draw:auto-grow-height="false" draw:shadow-opacity="100%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1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641cm"/>
    </style:style>
    <style:style style:name="gr17" style:family="graphic" style:parent-style-name="standard">
      <style:graphic-properties draw:stroke="none" svg:stroke-color="#000000" draw:fill="none" draw:fill-color="#ffffff" fo:min-height="0.718cm"/>
    </style:style>
    <style:style style:name="gr18" style:family="graphic" style:parent-style-name="standard">
      <style:graphic-properties svg:stroke-color="#000000" draw:fill="none" draw:fill-color="#ffffff" draw:textarea-vertical-align="middle" draw:auto-grow-height="false" fo:min-height="0.749cm" fo:min-width="0.4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0" style:family="graphic" style:parent-style-name="standard">
      <style:graphic-properties svg:stroke-color="#000000" draw:fill="solid" draw:fill-color="#b2b2b2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DejaVu Sans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use-window-font-color="true" fo:font-size="16pt" style:font-size-asian="16pt" style:font-size-complex="16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style:font-name="DejaVu Sans"/>
    </style:style>
    <style:style style:name="P7" style:family="paragraph">
      <style:paragraph-properties fo:text-align="start"/>
      <style:text-properties style:font-name="DejaVu Sans"/>
    </style:style>
    <style:style style:name="T1" style:family="text">
      <style:text-properties style:font-name="cmmi10"/>
    </style:style>
    <style:style style:name="T2" style:family="text">
      <style:text-properties style:text-position="sub 80%" style:font-name="cmr10" fo:font-size="18pt" style:font-size-asian="18pt" style:font-size-complex="18pt"/>
    </style:style>
    <style:style style:name="T3" style:family="text">
      <style:text-properties style:use-window-font-color="true" fo:font-size="16pt" style:font-size-asian="16pt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Sans1" fo:font-size="12pt" style:font-size-asian="12pt" style:font-size-complex="12pt"/>
    </style:style>
    <style:style style:name="T7" style:family="text">
      <style:text-properties style:font-name="cmmi10" fo:font-size="12pt" style:font-size-asian="12pt" style:font-size-complex="12pt"/>
    </style:style>
    <style:style style:name="T8" style:family="text">
      <style:text-properties style:font-name="DejaVu Sans" fo:font-size="12pt" style:font-size-asian="12pt" style:font-size-complex="12pt"/>
    </style:style>
    <style:style style:name="T9" style:family="text">
      <style:text-properties style:font-name="cmmi101" fo:font-size="18pt" fo:font-style="normal" style:font-size-asian="18pt" style:font-style-asian="normal" style:font-size-complex="18pt" style:font-style-complex="normal"/>
    </style:style>
    <style:style style:name="T10" style:family="text">
      <style:text-properties style:font-name="cmr10"/>
    </style:style>
    <style:style style:name="T11" style:family="text">
      <style:text-properties style:text-position="0% 100%" style:font-name="cmr10" fo:font-size="18pt" style:font-size-asian="18pt" style:font-size-complex="18pt"/>
    </style:style>
    <style:style style:name="T12" style:family="text">
      <style:text-properties style:text-position="0% 100%" style:font-name="cmr10"/>
    </style:style>
    <style:style style:name="T13" style:family="text">
      <style:text-properties style:font-name="cmr1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1.27cm" svg:height="1.303cm" svg:x="3.696cm" svg:y="23.84cm">
          <text:p text:style-name="P1"><text:span text:style-name="T1">x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53cm" svg:height="5.803cm" svg:x="1.346cm" svg:y="16.4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4.953cm" svg:height="1cm" svg:x="1.846cm" svg:y="20.838cm">
          <text:p text:style-name="P3"><text:span text:style-name="T3">conv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5cm" svg:height="1cm" svg:x="1.815cm" svg:y="19.025cm">
          <text:p text:style-name="P3"><text:span text:style-name="T3">relu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line" svg:x1="4.322cm" svg:y1="20.838cm" svg:x2="4.315cm" svg:y2="20.025cm" draw:start-shape="id1" draw:start-glue-point="0" draw:end-shape="id2" draw:end-glue-point="2" svg:d="M4322 20838l-7-813" svg:viewBox="0 0 8 814">
          <text:p/>
        </draw:connector>
        <draw:custom-shape draw:style-name="gr6" draw:text-style-name="P2" xml:id="id3" draw:id="id3" draw:layer="layout" svg:width="5cm" svg:height="1cm" svg:x="1.827cm" svg:y="17.118cm">
          <text:p text:style-name="P3"><text:span text:style-name="T4">maxpool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" svg:x1="4.315cm" svg:y1="19.025cm" svg:x2="4.327cm" svg:y2="18.118cm" draw:start-shape="id2" draw:start-glue-point="0" draw:end-shape="id3" draw:end-glue-point="2" svg:d="M4315 19025l12-907" svg:viewBox="0 0 13 908">
          <text:p/>
        </draw:connector>
        <draw:custom-shape draw:style-name="gr2" draw:text-style-name="P2" draw:layer="layout" svg:width="5.753cm" svg:height="5.969cm" svg:x="1.346cm" svg:y="16.4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4.953cm" svg:height="1cm" svg:x="1.846cm" svg:y="20.838cm">
          <text:p text:style-name="P3"><text:span text:style-name="T3">conv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" draw:id="id5" draw:layer="layout" svg:width="5cm" svg:height="1cm" svg:x="1.815cm" svg:y="19.025cm">
          <text:p text:style-name="P3"><text:span text:style-name="T3">relu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line" svg:x1="4.322cm" svg:y1="20.838cm" svg:x2="4.315cm" svg:y2="20.025cm" draw:start-shape="id4" draw:start-glue-point="0" draw:end-shape="id5" draw:end-glue-point="2" svg:d="M4322 20838l-7-813" svg:viewBox="0 0 8 814">
          <text:p/>
        </draw:connector>
        <draw:custom-shape draw:style-name="gr6" draw:text-style-name="P2" xml:id="id6" draw:id="id6" draw:layer="layout" svg:width="5cm" svg:height="1cm" svg:x="1.827cm" svg:y="17.118cm">
          <text:p text:style-name="P3"><text:span text:style-name="T4">maxpool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" svg:x1="4.315cm" svg:y1="19.025cm" svg:x2="4.327cm" svg:y2="18.118cm" draw:start-shape="id5" draw:start-glue-point="0" draw:end-shape="id6" draw:end-glue-point="2" svg:d="M4315 19025l12-907" svg:viewBox="0 0 13 908">
          <text:p/>
        </draw:connector>
        <draw:custom-shape draw:style-name="gr2" draw:text-style-name="P2" xml:id="id8" draw:id="id8" draw:layer="layout" svg:width="5.753cm" svg:height="1.524cm" svg:x="1.43cm" svg:y="14.0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053.6393442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5.753cm" svg:height="1.524cm" svg:x="1.346cm" svg:y="10.3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053.6393442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4.224cm" svg:y1="12.275cm" svg:x2="4.224cm" svg:y2="13.545cm">
          <text:p/>
        </draw:line>
        <draw:connector draw:style-name="gr5" draw:text-style-name="P1" draw:layer="layout" draw:type="line" svg:x1="4.331cm" svg:y1="23.84cm" svg:x2="4.322cm" svg:y2="21.838cm" draw:start-shape="id7" draw:start-glue-point="0" draw:end-shape="id4" draw:end-glue-point="2" svg:d="M4331 23840l-9-2002" svg:viewBox="0 0 10 2003">
          <text:p/>
        </draw:connector>
        <draw:connector draw:style-name="gr5" draw:text-style-name="P1" draw:layer="layout" draw:type="line" svg:x1="4.327cm" svg:y1="17.118cm" svg:x2="4.306cm" svg:y2="15.577cm" draw:start-shape="id6" draw:start-glue-point="0" draw:end-shape="id8" draw:end-glue-point="2" svg:d="M4327 17118l-21-1541" svg:viewBox="0 0 22 1542">
          <text:p/>
        </draw:connector>
        <draw:frame draw:style-name="gr8" draw:text-style-name="P5" draw:layer="layout" svg:width="1.905cm" svg:height="0.729cm" svg:x="4.788cm" svg:y="21.805cm">
          <draw:text-box>
            <text:p text:style-name="P5"><text:span text:style-name="T5">block </text:span><text:span text:style-name="T6">1</text:span></text:p>
          </draw:text-box>
        </draw:frame>
        <draw:frame draw:style-name="gr8" draw:text-style-name="P5" draw:layer="layout" svg:width="1.905cm" svg:height="0.729cm" svg:x="4.789cm" svg:y="15.006cm">
          <draw:text-box>
            <text:p text:style-name="P5"><text:span text:style-name="T5">block </text:span><text:span text:style-name="T6">2</text:span></text:p>
          </draw:text-box>
        </draw:frame>
        <draw:frame draw:style-name="gr8" draw:text-style-name="P5" draw:layer="layout" svg:width="2.03cm" svg:height="0.742cm" svg:x="4.79cm" svg:y="11.207cm">
          <draw:text-box>
            <text:p text:style-name="P5"><text:span text:style-name="T5">block </text:span><text:span text:style-name="T7">m</text:span></text:p>
          </draw:text-box>
        </draw:frame>
        <draw:custom-shape draw:style-name="gr9" draw:text-style-name="P2" xml:id="id10" draw:id="id10" draw:layer="layout" svg:width="5cm" svg:height="1cm" svg:x="1.738cm" svg:y="8.188cm">
          <text:p text:style-name="P3"><text:span text:style-name="T4">fc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11" draw:id="id11" draw:layer="layout" svg:width="3.785cm" svg:height="1cm" svg:x="2.326cm" svg:y="6.341cm">
          <text:p text:style-name="P3"><text:span text:style-name="T4">fc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2.399cm" svg:height="0.89cm" svg:x="5.619cm" svg:y="9.486cm">
          <draw:text-box>
            <text:p><text:span text:style-name="T8">1 x 1 x</text:span><text:span text:style-name="T5"> </text:span><text:span text:style-name="T9">k</text:span></text:p>
          </draw:text-box>
        </draw:frame>
        <draw:frame draw:style-name="gr10" draw:text-style-name="P5" draw:layer="layout" svg:width="2.399cm" svg:height="0.89cm" svg:x="5.62cm" svg:y="5.586cm">
          <draw:text-box>
            <text:p><text:span text:style-name="T8">1 x 1 x</text:span><text:span text:style-name="T5"> </text:span><text:span text:style-name="T9">d</text:span></text:p>
          </draw:text-box>
        </draw:frame>
        <draw:custom-shape draw:style-name="gr11" draw:text-style-name="P2" xml:id="id23" draw:id="id23" draw:layer="layout" svg:width="7.874cm" svg:height="17.653cm" svg:x="0.47cm" svg:y="5.2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4.222cm" svg:y1="10.354cm" svg:x2="4.238cm" svg:y2="9.188cm" draw:start-shape="id9" draw:start-glue-point="0" draw:end-shape="id10" draw:end-glue-point="2" svg:d="M4222 10354l16-1166" svg:viewBox="0 0 17 1167">
          <text:p/>
        </draw:connector>
        <draw:connector draw:style-name="gr5" draw:text-style-name="P1" draw:layer="layout" draw:type="line" svg:x1="4.238cm" svg:y1="8.188cm" svg:x2="4.218cm" svg:y2="7.341cm" draw:start-shape="id10" draw:start-glue-point="0" draw:end-shape="id11" draw:end-glue-point="2" svg:d="M4238 8188l-20-847" svg:viewBox="0 0 21 848">
          <text:p/>
        </draw:connector>
        <draw:frame draw:style-name="gr10" draw:text-style-name="P6" draw:layer="layout" svg:width="1.895cm" svg:height="0.996cm" svg:x="6.442cm" svg:y="12.615cm">
          <draw:text-box>
            <text:p text:style-name="P6">CNN</text:p>
          </draw:text-box>
        </draw:frame>
        <draw:custom-shape draw:style-name="gr1" draw:text-style-name="P1" xml:id="id18" draw:id="id18" draw:layer="layout" svg:width="1.27cm" svg:height="1.303cm" svg:x="17.197cm" svg:y="23.839cm">
          <text:p text:style-name="P1"><text:span text:style-name="T1">x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53cm" svg:height="5.803cm" svg:x="14.847cm" svg:y="16.4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2" draw:id="id12" draw:layer="layout" svg:width="4.953cm" svg:height="1cm" svg:x="15.347cm" svg:y="20.837cm">
          <text:p text:style-name="P3"><text:span text:style-name="T3">conv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3" draw:id="id13" draw:layer="layout" svg:width="5cm" svg:height="1cm" svg:x="15.316cm" svg:y="19.024cm">
          <text:p text:style-name="P3"><text:span text:style-name="T3">relu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line" svg:x1="17.823cm" svg:y1="20.837cm" svg:x2="17.816cm" svg:y2="20.024cm" draw:start-shape="id12" draw:start-glue-point="0" draw:end-shape="id13" draw:end-glue-point="2" svg:d="M17823 20837l-7-813" svg:viewBox="0 0 8 814">
          <text:p/>
        </draw:connector>
        <draw:custom-shape draw:style-name="gr6" draw:text-style-name="P2" xml:id="id14" draw:id="id14" draw:layer="layout" svg:width="5cm" svg:height="1cm" svg:x="15.328cm" svg:y="17.117cm">
          <text:p text:style-name="P3"><text:span text:style-name="T4">maxpool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" svg:x1="17.816cm" svg:y1="19.024cm" svg:x2="17.828cm" svg:y2="18.117cm" draw:start-shape="id13" draw:start-glue-point="0" draw:end-shape="id14" draw:end-glue-point="2" svg:d="M17816 19024l12-907" svg:viewBox="0 0 13 908">
          <text:p/>
        </draw:connector>
        <draw:custom-shape draw:style-name="gr2" draw:text-style-name="P2" draw:layer="layout" svg:width="5.753cm" svg:height="5.969cm" svg:x="14.847cm" svg:y="16.4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5" draw:id="id15" draw:layer="layout" svg:width="4.953cm" svg:height="1cm" svg:x="15.347cm" svg:y="20.837cm">
          <text:p text:style-name="P3"><text:span text:style-name="T3">conv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6" draw:id="id16" draw:layer="layout" svg:width="5cm" svg:height="1cm" svg:x="15.316cm" svg:y="19.024cm">
          <text:p text:style-name="P3"><text:span text:style-name="T3">relu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line" svg:x1="17.823cm" svg:y1="20.837cm" svg:x2="17.816cm" svg:y2="20.024cm" draw:start-shape="id15" draw:start-glue-point="0" draw:end-shape="id16" draw:end-glue-point="2" svg:d="M17823 20837l-7-813" svg:viewBox="0 0 8 814">
          <text:p/>
        </draw:connector>
        <draw:custom-shape draw:style-name="gr6" draw:text-style-name="P2" xml:id="id17" draw:id="id17" draw:layer="layout" svg:width="5cm" svg:height="1cm" svg:x="15.328cm" svg:y="17.117cm">
          <text:p text:style-name="P3"><text:span text:style-name="T4">maxpool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" svg:x1="17.816cm" svg:y1="19.024cm" svg:x2="17.828cm" svg:y2="18.117cm" draw:start-shape="id16" draw:start-glue-point="0" draw:end-shape="id17" draw:end-glue-point="2" svg:d="M17816 19024l12-907" svg:viewBox="0 0 13 908">
          <text:p/>
        </draw:connector>
        <draw:custom-shape draw:style-name="gr2" draw:text-style-name="P2" xml:id="id19" draw:id="id19" draw:layer="layout" svg:width="5.753cm" svg:height="1.524cm" svg:x="14.931cm" svg:y="14.0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053.6393442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0" draw:id="id20" draw:layer="layout" svg:width="5.753cm" svg:height="1.524cm" svg:x="14.847cm" svg:y="10.3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053.6393442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7.725cm" svg:y1="12.274cm" svg:x2="17.725cm" svg:y2="13.544cm">
          <text:p/>
        </draw:line>
        <draw:connector draw:style-name="gr5" draw:text-style-name="P1" draw:layer="layout" draw:type="line" svg:x1="17.832cm" svg:y1="23.839cm" svg:x2="17.823cm" svg:y2="21.837cm" draw:start-shape="id18" draw:start-glue-point="0" draw:end-shape="id15" draw:end-glue-point="2" svg:d="M17832 23839l-9-2002" svg:viewBox="0 0 10 2003">
          <text:p/>
        </draw:connector>
        <draw:connector draw:style-name="gr5" draw:text-style-name="P1" draw:layer="layout" draw:type="line" svg:x1="17.828cm" svg:y1="17.117cm" svg:x2="17.807cm" svg:y2="15.576cm" draw:start-shape="id17" draw:start-glue-point="0" draw:end-shape="id19" draw:end-glue-point="2" svg:d="M17828 17117l-21-1541" svg:viewBox="0 0 22 1542">
          <text:p/>
        </draw:connector>
        <draw:frame draw:style-name="gr8" draw:text-style-name="P5" draw:layer="layout" svg:width="1.905cm" svg:height="0.729cm" svg:x="18.289cm" svg:y="21.804cm">
          <draw:text-box>
            <text:p text:style-name="P5"><text:span text:style-name="T5">block </text:span><text:span text:style-name="T6">1</text:span></text:p>
          </draw:text-box>
        </draw:frame>
        <draw:frame draw:style-name="gr8" draw:text-style-name="P5" draw:layer="layout" svg:width="1.905cm" svg:height="0.729cm" svg:x="18.29cm" svg:y="15.005cm">
          <draw:text-box>
            <text:p text:style-name="P5"><text:span text:style-name="T5">block </text:span><text:span text:style-name="T6">2</text:span></text:p>
          </draw:text-box>
        </draw:frame>
        <draw:frame draw:style-name="gr8" draw:text-style-name="P5" draw:layer="layout" svg:width="2.03cm" svg:height="0.742cm" svg:x="18.291cm" svg:y="11.206cm">
          <draw:text-box>
            <text:p text:style-name="P5"><text:span text:style-name="T5">block </text:span><text:span text:style-name="T7">m</text:span></text:p>
          </draw:text-box>
        </draw:frame>
        <draw:custom-shape draw:style-name="gr9" draw:text-style-name="P2" xml:id="id21" draw:id="id21" draw:layer="layout" svg:width="5cm" svg:height="1cm" svg:x="15.239cm" svg:y="8.187cm">
          <text:p text:style-name="P3"><text:span text:style-name="T4">fc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22" draw:id="id22" draw:layer="layout" svg:width="3.785cm" svg:height="1cm" svg:x="15.827cm" svg:y="6.34cm">
          <text:p text:style-name="P3"><text:span text:style-name="T4">fc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2.399cm" svg:height="0.89cm" svg:x="19.12cm" svg:y="9.485cm">
          <draw:text-box>
            <text:p><text:span text:style-name="T8">1 x 1 x</text:span><text:span text:style-name="T5"> </text:span><text:span text:style-name="T9">k</text:span></text:p>
          </draw:text-box>
        </draw:frame>
        <draw:frame draw:style-name="gr10" draw:text-style-name="P5" draw:layer="layout" svg:width="2.399cm" svg:height="0.89cm" svg:x="19.121cm" svg:y="5.585cm">
          <draw:text-box>
            <text:p><text:span text:style-name="T8">1 x 1 x</text:span><text:span text:style-name="T5"> </text:span><text:span text:style-name="T9">d</text:span></text:p>
          </draw:text-box>
        </draw:frame>
        <draw:custom-shape draw:style-name="gr11" draw:text-style-name="P2" xml:id="id25" draw:id="id25" draw:layer="layout" svg:width="7.874cm" svg:height="17.653cm" svg:x="13.971cm" svg:y="5.2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7.723cm" svg:y1="10.353cm" svg:x2="17.739cm" svg:y2="9.187cm" draw:start-shape="id20" draw:start-glue-point="0" draw:end-shape="id21" draw:end-glue-point="2" svg:d="M17723 10353l16-1166" svg:viewBox="0 0 17 1167">
          <text:p/>
        </draw:connector>
        <draw:connector draw:style-name="gr5" draw:text-style-name="P1" draw:layer="layout" draw:type="line" svg:x1="17.739cm" svg:y1="8.187cm" svg:x2="17.719cm" svg:y2="7.34cm" draw:start-shape="id21" draw:start-glue-point="0" draw:end-shape="id22" draw:end-glue-point="2" svg:d="M17739 8187l-20-847" svg:viewBox="0 0 21 848">
          <text:p/>
        </draw:connector>
        <draw:frame draw:style-name="gr10" draw:text-style-name="P6" draw:layer="layout" svg:width="1.895cm" svg:height="0.996cm" svg:x="19.943cm" svg:y="12.614cm">
          <draw:text-box>
            <text:p text:style-name="P6">CNN</text:p>
          </draw:text-box>
        </draw:frame>
        <draw:frame draw:style-name="gr10" draw:text-style-name="P6" xml:id="id24" draw:id="id24" draw:layer="layout" svg:width="2.974cm" svg:height="1.741cm" svg:x="9.76cm" svg:y="14.993cm">
          <draw:text-box>
            <text:p text:style-name="P6">shared<text:line-break/>weights</text:p>
          </draw:text-box>
        </draw:frame>
        <draw:connector draw:style-name="gr12" draw:text-style-name="P1" draw:layer="layout" draw:type="curve" svg:x1="8.344cm" svg:y1="14.121cm" svg:x2="9.76cm" svg:y2="15.863cm" draw:start-shape="id23" draw:start-glue-point="1" draw:end-shape="id24" draw:end-glue-point="3" svg:d="M8344 14121c1063 0 356 1742 1416 1742" svg:viewBox="0 0 1417 1743">
          <text:p/>
        </draw:connector>
        <draw:connector draw:style-name="gr12" draw:text-style-name="P1" draw:layer="layout" draw:type="curve" svg:x1="12.734cm" svg:y1="15.863cm" svg:x2="13.971cm" svg:y2="14.12cm" draw:start-shape="id24" draw:start-glue-point="1" draw:end-shape="id25" draw:end-glue-point="3" svg:d="M12734 15863c927 0 309-1743 1237-1743" svg:viewBox="0 0 1238 1744">
          <text:p/>
        </draw:connector>
        <draw:custom-shape draw:style-name="gr13" draw:text-style-name="P1" xml:id="id27" draw:id="id27" draw:layer="layout" svg:width="2.54cm" svg:height="2.413cm" svg:x="10.16cm" svg:y="0.25cm">
          <text:p text:style-name="P1">Lo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3.868cm" svg:height="1.741cm" svg:x="9.498cm" svg:y="6.727cm">
          <draw:text-box>
            <text:p text:style-name="P6">bottleneck<text:line-break/>layers</text:p>
          </draw:text-box>
        </draw:frame>
        <draw:custom-shape draw:style-name="gr14" draw:text-style-name="P1" draw:layer="layout" svg:width="0.508cm" svg:height="3.048cm" svg:x="8.509cm" svg:y="6.07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5" draw:text-style-name="P1" draw:layer="layout" draw:type="curve" svg:x1="4.221cm" svg:y1="4.345cm" svg:x2="10.532cm" svg:y2="2.31cm" draw:start-shape="id26" draw:start-glue-point="0" draw:end-shape="id27" draw:end-glue-point="7" svg:d="M4221 4345c0-1261 6311-244 6311-2035" svg:viewBox="0 0 6312 2036">
          <text:p/>
        </draw:connector>
        <draw:connector draw:style-name="gr15" draw:text-style-name="P1" draw:layer="layout" draw:type="curve" svg:x1="17.721cm" svg:y1="4.345cm" svg:x2="12.328cm" svg:y2="2.31cm" draw:start-shape="id28" draw:start-glue-point="0" draw:end-shape="id27" draw:end-glue-point="9" svg:d="M17721 4345c0-1261-5393-244-5393-2035" svg:viewBox="0 0 5394 2036">
          <text:p/>
        </draw:connector>
        <draw:g xml:id="id29" draw:id="id29">
          <draw:frame draw:style-name="gr16" draw:text-style-name="P1" draw:layer="layout" svg:width="12.974cm" svg:height="0.891cm" svg:x="14.458cm" svg:y="1.909cm">
            <draw:text-box>
              <text:p text:style-name="P7"><text:span text:style-name="T1">y</text:span><text:span text:style-name="T10"> <text:s/>= </text:span></text:p>
            </draw:text-box>
          </draw:frame>
          <draw:frame draw:style-name="gr17" draw:text-style-name="P7" draw:layer="layout" svg:width="11.103cm" svg:height="0.968cm" svg:x="16.329cm" svg:y="1.263cm">
            <draw:text-box>
              <text:p text:style-name="P7"><text:span text:style-name="T10">0 if </text:span><text:span text:style-name="T1">x</text:span><text:span text:style-name="T2">1</text:span><text:span text:style-name="T10"> similar to </text:span><text:span text:style-name="T1">x</text:span><text:span text:style-name="T2">2 </text:span><text:span text:style-name="T11">(e.g same class)</text:span><text:span text:style-name="T12"> </text:span></text:p>
            </draw:text-box>
          </draw:frame>
          <draw:frame draw:style-name="gr17" draw:text-style-name="P7" draw:layer="layout" svg:width="7.401cm" svg:height="0.968cm" svg:x="16.33cm" svg:y="2.463cm">
            <draw:text-box>
              <text:p text:style-name="P7"><text:span text:style-name="T10">1 if </text:span><text:span text:style-name="T1">x</text:span><text:span text:style-name="T2">1</text:span><text:span text:style-name="T10"> </text:span><text:span text:style-name="T13">not</text:span><text:span text:style-name="T10"> similar to </text:span><text:span text:style-name="T1">x</text:span><text:span text:style-name="T2">2</text:span><text:span text:style-name="T10"> </text:span></text:p>
            </draw:text-box>
          </draw:frame>
          <draw:custom-shape draw:style-name="gr18" draw:text-style-name="P1" draw:layer="layout" svg:width="0.264cm" svg:height="2.032cm" svg:x="16.197cm" svg:y="1.315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connector draw:style-name="gr15" draw:text-style-name="P1" draw:layer="layout" draw:type="curve" draw:line-skew="0.136cm" svg:x1="14.458cm" svg:y1="2.347cm" svg:x2="12.7cm" svg:y2="1.457cm" draw:start-shape="id29" draw:start-glue-point="3" draw:end-shape="id27" draw:end-glue-point="10" svg:d="M14458 2347c-1113 0-234-890-1758-890" svg:viewBox="0 0 1759 891">
          <text:p/>
        </draw:connector>
        <draw:frame draw:style-name="gr19" draw:text-style-name="P6" draw:layer="layout" svg:width="6.35cm" svg:height="1.75cm" svg:x="1.143cm" svg:y="0.409cm">
          <draw:text-box>
            <text:p text:style-name="P6"><text:span text:style-name="T9">d <text:s text:c="3"/></text:span><text:s/>dimension of embedding space</text:p>
          </draw:text-box>
        </draw:frame>
        <draw:custom-shape draw:style-name="gr20" draw:text-style-name="P1" xml:id="id26" draw:id="id26" draw:layer="layout" svg:width="3.429cm" svg:height="0.381cm" svg:x="2.507cm" svg:y="4.345cm">
          <text:p/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" svg:x1="4.218cm" svg:y1="6.341cm" svg:x2="4.221cm" svg:y2="4.726cm" draw:start-shape="id11" draw:start-glue-point="0" draw:end-shape="id26" draw:end-glue-point="2" svg:d="M4218 6341l3-1615" svg:viewBox="0 0 4 1616">
          <text:p/>
        </draw:connector>
        <draw:frame draw:style-name="gr10" draw:text-style-name="P6" draw:layer="layout" svg:width="5.011cm" svg:height="0.996cm" svg:x="6.096cm" svg:y="4.064cm">
          <draw:text-box>
            <text:p text:style-name="P6">feature vector</text:p>
          </draw:text-box>
        </draw:frame>
        <draw:custom-shape draw:style-name="gr20" draw:text-style-name="P1" xml:id="id28" draw:id="id28" draw:layer="layout" svg:width="3.429cm" svg:height="0.381cm" svg:x="16.007cm" svg:y="4.345cm">
          <text:p/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" svg:x1="17.719cm" svg:y1="6.34cm" svg:x2="17.721cm" svg:y2="4.726cm" draw:start-shape="id22" draw:start-glue-point="0" draw:end-shape="id28" draw:end-glue-point="2" svg:d="M17719 6340l2-1614" svg:viewBox="0 0 3 16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mi10" svg:font-family="cmmi10" style:font-pitch="variable"/>
    <style:font-face style:name="cmmi101" svg:font-family="cmmi10" style:font-adornments="Italic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67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ns </meta:initial-creator>
    <meta:creation-date>2018-02-21T16:28:37.673167443</meta:creation-date>
    <dc:date>2018-02-21T17:11:24.379576874</dc:date>
    <dc:creator>joans </dc:creator>
    <meta:editing-duration>PT17M19S</meta:editing-duration>
    <meta:editing-cycles>5</meta:editing-cycles>
    <meta:generator>LibreOffice/4.2.8.2$Linux_X86_64 LibreOffice_project/420m0$Build-2</meta:generator>
    <meta:document-statistic meta:object-count="78"/>
  </office:meta>
</office:document-meta>
</file>